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3458in" style:rel-column-width="31663*"/>
    </style:style>
    <style:style style:name="Table2.B" style:family="table-column">
      <style:table-column-properties style:column-width="1.1271in" style:rel-column-width="10666*"/>
    </style:style>
    <style:style style:name="Table2.C" style:family="table-column">
      <style:table-column-properties style:column-width="1.0049in" style:rel-column-width="9509*"/>
    </style:style>
    <style:style style:name="Table2.D" style:family="table-column">
      <style:table-column-properties style:column-width="1.4472in" style:rel-column-width="1369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Frame_20_contents">
      <style:paragraph-properties fo:margin-top="0in" fo:margin-bottom="0in" style:contextual-spacing="false"/>
      <style:text-properties fo:font-weight="bold" officeooo:paragraph-rsid="002f76aa" style:font-weight-asian="bold" style:font-weight-complex="bold"/>
    </style:style>
    <style:style style:name="P8" style:family="paragraph" style:parent-style-name="Table_20_Contents">
      <style:text-properties fo:font-weight="bold" officeooo:rsid="002e8c9e" officeooo:paragraph-rsid="002e8c9e" style:font-weight-asian="bold" style:font-weight-complex="bold"/>
    </style:style>
    <style:style style:name="P9" style:family="paragraph" style:parent-style-name="Frame_20_contents">
      <style:paragraph-properties fo:margin-top="0in" fo:margin-bottom="0in" style:contextual-spacing="false"/>
      <style:text-properties fo:color="#808080" loext:opacity="100%" officeooo:rsid="002f76aa" officeooo:paragraph-rsid="002f76aa"/>
    </style:style>
    <style:style style:name="P10" style:family="paragraph" style:parent-style-name="Table_20_Contents">
      <style:text-properties officeooo:rsid="002e8c9e" officeooo:paragraph-rsid="002e8c9e"/>
    </style:style>
    <style:style style:name="P11" style:family="paragraph" style:parent-style-name="Text_20_body">
      <style:text-properties officeooo:rsid="002e8c9e" officeooo:paragraph-rsid="002e8c9e"/>
    </style:style>
    <style:style style:name="P12" style:family="paragraph" style:parent-style-name="Text_20_body">
      <style:text-properties officeooo:rsid="002f6c6e" officeooo:paragraph-rsid="002f6c6e"/>
    </style:style>
    <style:style style:name="P13" style:family="paragraph" style:parent-style-name="Table_20_Contents">
      <style:text-properties fo:color="#c9211e" loext:opacity="100%" fo:font-weight="bold" officeooo:rsid="002e8c9e" officeooo:paragraph-rsid="002e8c9e" style:font-weight-asian="bold" style:font-weight-complex="bold"/>
    </style:style>
    <style:style style:name="P14" style:family="paragraph" style:parent-style-name="Table_20_Contents">
      <style:text-properties fo:color="#ff8000" loext:opacity="100%" fo:font-weight="bold" officeooo:rsid="002e8c9e" officeooo:paragraph-rsid="002e8c9e" style:font-weight-asian="bold" style:font-weight-complex="bold"/>
    </style:style>
    <style:style style:name="P15" style:family="paragraph" style:parent-style-name="Text">
      <style:paragraph-properties fo:keep-with-next="always"/>
    </style:style>
    <style:style style:name="P16" style:family="paragraph" style:parent-style-name="Text_20_body">
      <style:text-properties officeooo:paragraph-rsid="002e8c9e"/>
    </style:style>
    <style:style style:name="P17" style:family="paragraph" style:parent-style-name="Text_20_body">
      <style:text-properties officeooo:rsid="002f76aa" officeooo:paragraph-rsid="002f76aa"/>
    </style:style>
    <style:style style:name="P18" style:family="paragraph" style:parent-style-name="Text_20_body">
      <style:text-properties style:use-window-font-color="true" loext:opacity="0%"/>
    </style:style>
    <style:style style:name="P19" style:family="paragraph" style:parent-style-name="Text_20_body">
      <style:text-properties officeooo:rsid="0030a069" officeooo:paragraph-rsid="0030a069"/>
    </style:style>
    <style:style style:name="P20" style:family="paragraph" style:parent-style-name="Heading_20_4">
      <style:paragraph-properties fo:break-before="page"/>
      <style:text-properties officeooo:paragraph-rsid="002ad322"/>
    </style:style>
    <style:style style:name="P21" style:family="paragraph" style:parent-style-name="Heading_20_5">
      <style:paragraph-properties fo:break-before="page"/>
    </style:style>
    <style:style style:name="P22" style:family="paragraph" style:parent-style-name="Text_20_body" style:list-style-name="L1">
      <style:text-properties officeooo:paragraph-rsid="002e8c9e"/>
    </style:style>
    <style:style style:name="P23" style:family="paragraph" style:parent-style-name="Text_20_body" style:list-style-name="L2">
      <style:text-properties officeooo:rsid="002e8c9e" officeooo:paragraph-rsid="002e8c9e"/>
    </style:style>
    <style:style style:name="P24" style:family="paragraph" style:parent-style-name="Text_20_body" style:list-style-name="L3">
      <style:text-properties officeooo:rsid="0030a069" officeooo:paragraph-rsid="0030a069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e8c9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f6c6e"/>
    </style:style>
    <style:style style:name="T6" style:family="text">
      <style:text-properties officeooo:rsid="002f76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4">A<text:span text:style-name="T3">pple Ecosystems</text:span></text:h>
      <text:p text:style-name="P16">AutomataCI only supports Apple ecosystems notarization only in Apple’s development machine (e.g. Mac Mini, Macbook, etc) as always required by Apple. Cross-notarization is not possible at all thanks to Apple’s vendor locked-in restrictions.</text:p>
      <text:p text:style-name="P16">The documentation<text:span text:style-name="T3">s that were</text:span> based <text:span text:style-name="T3">on by AutomataCI </text:span>are:</text:p>
      <text:list text:style-name="L1">
        <text:list-item>
          <text:p text:style-name="P22"><text:a xlink:type="simple" xlink:href="https://developer.apple.com/documentation/security/notarizing_macos_software_before_distribution/customizing_the_notarization_workflow" text:style-name="Internet_20_link" text:visited-style-name="Visited_20_Internet_20_Link">https://developer.apple.com/documentation/security/notarizing_macos_software_before_distribution/customizing_the_notarization_workflow</text:a></text:p>
        </text:list-item>
        <text:list-item>
          <text:p text:style-name="P22"><text:a xlink:type="simple" xlink:href="https://stackoverflow.com/questions/56890749/macos-notarize-in-script" text:style-name="Internet_20_link" text:visited-style-name="Visited_20_Internet_20_Link">https://stackoverflow.com/questions/56890749/macos-notarize-in-script</text:a></text:p>
        </text:list-item>
        <text:list-item>
          <text:p text:style-name="P22"><text:a xlink:type="simple" xlink:href="https://github.com/thezik/notarizer/blob/main/notarizer" text:style-name="Internet_20_link" text:visited-style-name="Visited_20_Internet_20_Link">https://github.com/thezik/notarizer/blob/main/notarizer</text:a></text:p>
        </text:list-item>
      </text:list>
      <text:p text:style-name="P16"/>
      <text:h text:style-name="Heading_20_5" text:outline-level="5">Supported Platforms</text:h>
      <text:p text:style-name="P11">The current AutomataCI supported host platforms are shown in Table <text:sequence-ref text:reference-format="category-and-value" text:ref-name="refText0">Text 1</text:sequence-ref>.</text:p>
      <text:p text:style-name="P15">Text <text:sequence text:ref-name="refText0" text:name="Text" text:formula="ooow:Text+1" style:num-format="1">1</text:sequence>: <text:span text:style-name="T3">Apple Ecosystem notarization support statu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Platform</text:p>
          </table:table-cell>
          <table:table-cell table:style-name="Table2.A1" office:value-type="string">
            <text:p text:style-name="P8">Supported</text:p>
          </table:table-cell>
          <table:table-cell table:style-name="Table2.A1" office:value-type="string">
            <text:p text:style-name="P8">Tested</text:p>
          </table:table-cell>
          <table:table-cell table:style-name="Table2.D1" office:value-type="string">
            <text:p text:style-name="P8">Automated Test</text:p>
          </table:table-cell>
        </table:table-row>
        <table:table-row>
          <table:table-cell table:style-name="Table2.A2" office:value-type="string">
            <text:p text:style-name="P10">linux-amd64 (Debian)</text:p>
          </table:table-cell>
          <table:table-cell table:style-name="Table2.A2" office:value-type="string">
            <text:p text:style-name="P13">N/A</text:p>
          </table:table-cell>
          <table:table-cell table:style-name="Table2.A2" office:value-type="string">
            <text:p text:style-name="P13">N/A</text:p>
          </table:table-cell>
          <table:table-cell table:style-name="Table2.D2" office:value-type="string">
            <text:p text:style-name="P13">N/A</text:p>
          </table:table-cell>
        </table:table-row>
        <table:table-row>
          <table:table-cell table:style-name="Table2.A2" office:value-type="string">
            <text:p text:style-name="P10">linux-amd64 (Red Hat - Fedora)</text:p>
          </table:table-cell>
          <table:table-cell table:style-name="Table2.A2" office:value-type="string">
            <text:p text:style-name="P13">N/A</text:p>
          </table:table-cell>
          <table:table-cell table:style-name="Table2.A2" office:value-type="string">
            <text:p text:style-name="P13">N/A</text:p>
          </table:table-cell>
          <table:table-cell table:style-name="Table2.D2" office:value-type="string">
            <text:p text:style-name="P13">N/A</text:p>
          </table:table-cell>
        </table:table-row>
        <table:table-row>
          <table:table-cell table:style-name="Table2.A2" office:value-type="string">
            <text:p text:style-name="P10">darwin-amd64 (Intel-based MacOS)</text:p>
          </table:table-cell>
          <table:table-cell table:style-name="Table2.A2" office:value-type="string">
            <text:p text:style-name="P14">Yes</text:p>
          </table:table-cell>
          <table:table-cell table:style-name="Table2.A2" office:value-type="string">
            <text:p text:style-name="P14">No</text:p>
          </table:table-cell>
          <table:table-cell table:style-name="Table2.D2" office:value-type="string">
            <text:p text:style-name="P13">N/A</text:p>
          </table:table-cell>
        </table:table-row>
        <table:table-row>
          <table:table-cell table:style-name="Table2.A2" office:value-type="string">
            <text:p text:style-name="P10">windows-amd64 </text:p>
          </table:table-cell>
          <table:table-cell table:style-name="Table2.A2" office:value-type="string">
            <text:p text:style-name="P13">N/A</text:p>
          </table:table-cell>
          <table:table-cell table:style-name="Table2.A2" office:value-type="string">
            <text:p text:style-name="P13">N/A</text:p>
          </table:table-cell>
          <table:table-cell table:style-name="Table2.D2" office:value-type="string">
            <text:p text:style-name="P13">N/A</text:p>
          </table:table-cell>
        </table:table-row>
      </table:table>
      <text:p text:style-name="P11">NOTE:</text:p>
      <text:list text:style-name="L2">
        <text:list-item>
          <text:p text:style-name="P23">“<text:span text:style-name="T4">N/A</text:span>” means “not applicable”.</text:p>
        </text:list-item>
      </text:list>
      <text:h text:style-name="P21" text:outline-level="5">AutomataCI Apple Libraries</text:h>
      <text:p text:style-name="P12">AutomataCI abstracted and provides some functions in the Apple Publisher libraries located in:</text:p>
      <text:p text:style-name="Frame_20_contents">${LIBS_AUTOMATACI}/services/<text:span text:style-name="T5">crypto</text:span>/apple.sh</text:p>
      <text:p text:style-name="P12"/>
      <text:p text:style-name="P12">Known sign function is:</text:p>
      <text:p text:style-name="Frame_20_contents"><text:span text:style-name="T4">APPLE_Sign</text:span> “./dest/directory/” “file.elf”</text:p>
      <text:p text:style-name="P12">Where it uses <text:span text:style-name="T2">codesign</text:span>, <text:span text:style-name="T2">ditto</text:span>, and <text:span text:style-name="T2">xcrun</text:span> functions natively supplied by Apple MacOS.</text:p>
      <text:p text:style-name="P12"/>
      <text:p text:style-name="P17">Signing function availability can be checked via:</text:p>
      <text:p text:style-name="P7">APPLE_<text:span text:style-name="T6">Is_Available</text:span></text:p>
      <text:p text:style-name="P9">if [ $? -ne 0 ]; then</text:p>
      <text:p text:style-name="P9"><text:tab/># not available. Handle error.</text:p>
      <text:p text:style-name="P9">Fi</text:p>
      <text:p text:style-name="P18"/>
      <text:h text:style-name="Heading_20_5" text:outline-level="5">Required Secret Data</text:h>
      <text:p text:style-name="P19">This function requires a number of secret environment variables supplied either by setting it directly or via <text:span text:style-name="T2">SECRETS.toml</text:span> file. They are:</text:p>
      <text:list text:style-name="L3">
        <text:list-item>
          <text:p text:style-name="P24"><text:span text:style-name="T4">APPLE_DEVELOPER_ID</text:span> – The developer ID used for notarization process.</text:p>
        </text:list-item>
        <text:list-item>
          <text:p text:style-name="P24"><text:span text:style-name="T4">APPLE_KEYCHAIN_PROFILE</text:span> – The keychain access used for accessing notarization credential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13M34S</meta:editing-duration>
    <meta:editing-cycles>40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9:30:22.226778250</dc:date>
    <dc:creator>Kean Ho Chew</dc:creator>
    <meta:document-statistic meta:table-count="1" meta:image-count="0" meta:object-count="0" meta:page-count="2" meta:paragraph-count="51" meta:word-count="237" meta:character-count="1883" meta:non-whitespace-character-count="1703"/>
    <meta:template xlink:type="simple" xlink:actuate="onRequest" xlink:title="Official Book" xlink:href="../../templates/Book.ott" meta:date="2023-11-17T20:33:17.245827505"/>
  </office:meta>
</office:document-meta>
</file>